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082cm"/>
    </style:style>
    <style:style style:name="co3" style:family="table-column">
      <style:table-column-properties fo:break-before="page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2cm" fo:break-before="page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ta_extref" style:family="table">
      <style:table-properties table:display="false"/>
    </style:style>
  </office:automatic-styles>
  <office:body>
    <office:spreadsheet>
      <table:table table:name="Аркуш1" table:style-name="ta1" table:print-ranges="Аркуш1.A1:Аркуш1.G78">
        <table:table-column table:style-name="co1" table:number-columns-repeated="6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string">
            <text:p>Тег</text:p>
          </table:table-cell>
          <table:table-cell office:value-type="string">
            <text:p>Адреса</text:p>
          </table:table-cell>
          <table:table-cell office:value-type="string">
            <text:p>Тип</text:p>
          </table:table-cell>
          <table:table-cell office:value-type="string">
            <text:p>Читати</text:p>
          </table:table-cell>
          <table:table-cell office:value-type="string">
            <text:p>Історія</text:p>
          </table:table-cell>
          <table:table-cell office:value-type="string">
            <text:p>Шкали</text:p>
          </table:table-cell>
          <table:table-cell office:value-type="string">
            <text:p>Текст</text:p>
          </table:table-cell>
          <table:table-cell table:number-columns-repeated="2"/>
        </table:table-row>
        <table:table-row table:style-name="ro1">
          <table:table-cell office:value-type="string">
            <text:p>Opr</text:p>
          </table:table-cell>
          <table:table-cell table:formula="of:=HEX2DEC(RIGHT([.I2];4))" office:value-type="float" office:value="16">
            <text:p>16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Кондуктометр</text:p>
          </table:table-cell>
          <table:table-cell/>
          <table:table-cell office:value-type="string">
            <text:p>16#0010</text:p>
          </table:table-cell>
        </table:table-row>
        <table:table-row table:style-name="ro1">
          <table:table-cell office:value-type="string">
            <text:p>Vias</text:p>
          </table:table-cell>
          <table:table-cell table:formula="of:=HEX2DEC(RIGHT([.I3];4))" office:value-type="float" office:value="18">
            <text:p>18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Віскозиметр</text:p>
          </table:table-cell>
          <table:table-cell/>
          <table:table-cell office:value-type="string">
            <text:p>16#0012</text:p>
          </table:table-cell>
        </table:table-row>
        <table:table-row table:style-name="ro1">
          <table:table-cell office:value-type="string">
            <text:p>Lev</text:p>
          </table:table-cell>
          <table:table-cell table:formula="of:=HEX2DEC(RIGHT([.I4];4))" office:value-type="float" office:value="20">
            <text:p>20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Рівень </text:p>
          </table:table-cell>
          <table:table-cell/>
          <table:table-cell office:value-type="string">
            <text:p>16#0014</text:p>
          </table:table-cell>
        </table:table-row>
        <table:table-row table:style-name="ro1">
          <table:table-cell office:value-type="string">
            <text:p>Vak</text:p>
          </table:table-cell>
          <table:table-cell table:formula="of:=HEX2DEC(RIGHT([.I5];4))" office:value-type="float" office:value="22">
            <text:p>22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Розрідження</text:p>
          </table:table-cell>
          <table:table-cell/>
          <table:table-cell office:value-type="string">
            <text:p>16#0016</text:p>
          </table:table-cell>
        </table:table-row>
        <table:table-row table:style-name="ro1">
          <table:table-cell office:value-type="string">
            <text:p>Temp</text:p>
          </table:table-cell>
          <table:table-cell table:formula="of:=HEX2DEC(RIGHT([.I6];4))" office:value-type="float" office:value="24">
            <text:p>24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Температура</text:p>
          </table:table-cell>
          <table:table-cell/>
          <table:table-cell office:value-type="string">
            <text:p>16#0018</text:p>
          </table:table-cell>
        </table:table-row>
        <table:table-row table:style-name="ro1">
          <table:table-cell office:value-type="string">
            <text:p>Rr</text:p>
          </table:table-cell>
          <table:table-cell table:formula="of:=HEX2DEC(RIGHT([.I7];4))" office:value-type="float" office:value="26">
            <text:p>26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Розрахункове завдання</text:p>
          </table:table-cell>
          <table:table-cell/>
          <table:table-cell office:value-type="string">
            <text:p>16#001A</text:p>
          </table:table-cell>
        </table:table-row>
        <table:table-row table:style-name="ro1">
          <table:table-cell office:value-type="string">
            <text:p>Mr</text:p>
          </table:table-cell>
          <table:table-cell table:formula="of:=HEX2DEC(RIGHT([.I8];4))" office:value-type="float" office:value="28">
            <text:p>28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Розрахункове завдання</text:p>
          </table:table-cell>
          <table:table-cell/>
          <table:table-cell office:value-type="string">
            <text:p>16#001C</text:p>
          </table:table-cell>
        </table:table-row>
        <table:table-row table:style-name="ro1">
          <table:table-cell office:value-type="string">
            <text:p>Status</text:p>
          </table:table-cell>
          <table:table-cell table:formula="of:=HEX2DEC(RIGHT([.I9];4))" office:value-type="float" office:value="30">
            <text:p>30</text:p>
          </table:table-cell>
          <table:table-cell office:value-type="string">
            <text:p>Integer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Крок програми</text:p>
          </table:table-cell>
          <table:table-cell/>
          <table:table-cell office:value-type="string">
            <text:p>16#001E</text:p>
          </table:table-cell>
        </table:table-row>
        <table:table-row table:style-name="ro1">
          <table:table-cell office:value-type="string">
            <text:p>sirup</text:p>
          </table:table-cell>
          <table:table-cell table:formula="of:=HEX2DEC(RIGHT([.I10];4))" office:value-type="float" office:value="31">
            <text:p>31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Клапана сиропу</text:p>
          </table:table-cell>
          <table:table-cell/>
          <table:table-cell office:value-type="string">
            <text:p>16#001F</text:p>
          </table:table-cell>
        </table:table-row>
        <table:table-row table:style-name="ro1">
          <table:table-cell office:value-type="string">
            <text:p>sirup_r</text:p>
          </table:table-cell>
          <table:table-cell table:formula="of:=HEX2DEC(RIGHT([.I11];4))" office:value-type="float" office:value="32">
            <text:p>32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Кінцевик</text:p>
          </table:table-cell>
          <table:table-cell/>
          <table:table-cell office:value-type="string">
            <text:p>16#0020</text:p>
          </table:table-cell>
        </table:table-row>
        <table:table-row table:style-name="ro1">
          <table:table-cell office:value-type="string">
            <text:p>bila</text:p>
          </table:table-cell>
          <table:table-cell table:formula="of:=HEX2DEC(RIGHT([.I12];4))" office:value-type="float" office:value="33">
            <text:p>33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Клапан</text:p>
          </table:table-cell>
          <table:table-cell/>
          <table:table-cell office:value-type="string">
            <text:p>16#0021</text:p>
          </table:table-cell>
        </table:table-row>
        <table:table-row table:style-name="ro1">
          <table:table-cell office:value-type="string">
            <text:p>bila_r</text:p>
          </table:table-cell>
          <table:table-cell table:formula="of:=HEX2DEC(RIGHT([.I13];4))" office:value-type="float" office:value="34">
            <text:p>34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Кінцевик</text:p>
          </table:table-cell>
          <table:table-cell/>
          <table:table-cell office:value-type="string">
            <text:p>16#0022</text:p>
          </table:table-cell>
        </table:table-row>
        <table:table-row table:style-name="ro1">
          <table:table-cell office:value-type="string">
            <text:p>voda</text:p>
          </table:table-cell>
          <table:table-cell table:formula="of:=HEX2DEC(RIGHT([.I14];4))" office:value-type="float" office:value="35">
            <text:p>35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Клапан</text:p>
          </table:table-cell>
          <table:table-cell/>
          <table:table-cell office:value-type="string">
            <text:p>16#0023</text:p>
          </table:table-cell>
        </table:table-row>
        <table:table-row table:style-name="ro1">
          <table:table-cell office:value-type="string">
            <text:p>voda_R</text:p>
          </table:table-cell>
          <table:table-cell table:formula="of:=HEX2DEC(RIGHT([.I15];4))" office:value-type="float" office:value="36">
            <text:p>36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Кінцевик</text:p>
          </table:table-cell>
          <table:table-cell/>
          <table:table-cell office:value-type="string">
            <text:p>16#0024</text:p>
          </table:table-cell>
        </table:table-row>
        <table:table-row table:style-name="ro1">
          <table:table-cell office:value-type="string">
            <text:p>para</text:p>
          </table:table-cell>
          <table:table-cell table:formula="of:=HEX2DEC(RIGHT([.I16];4))" office:value-type="float" office:value="37">
            <text:p>37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Клапан</text:p>
          </table:table-cell>
          <table:table-cell/>
          <table:table-cell office:value-type="string">
            <text:p>16#0025</text:p>
          </table:table-cell>
        </table:table-row>
        <table:table-row table:style-name="ro1">
          <table:table-cell office:value-type="string">
            <text:p>para_r</text:p>
          </table:table-cell>
          <table:table-cell table:formula="of:=HEX2DEC(RIGHT([.I17];4))" office:value-type="float" office:value="38">
            <text:p>38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Кінцевик</text:p>
          </table:table-cell>
          <table:table-cell/>
          <table:table-cell office:value-type="string">
            <text:p>16#0026</text:p>
          </table:table-cell>
        </table:table-row>
        <table:table-row table:style-name="ro1">
          <table:table-cell office:value-type="string">
            <text:p>vakume_r</text:p>
          </table:table-cell>
          <table:table-cell table:formula="of:=HEX2DEC(RIGHT([.I18];4))" office:value-type="float" office:value="39">
            <text:p>39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Кінцевик</text:p>
          </table:table-cell>
          <table:table-cell/>
          <table:table-cell office:value-type="string">
            <text:p>16#0027</text:p>
          </table:table-cell>
        </table:table-row>
        <table:table-row table:style-name="ro1">
          <table:table-cell office:value-type="string">
            <text:p>zatrav</text:p>
          </table:table-cell>
          <table:table-cell table:formula="of:=HEX2DEC(RIGHT([.I19];4))" office:value-type="float" office:value="40">
            <text:p>40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Клапан</text:p>
          </table:table-cell>
          <table:table-cell/>
          <table:table-cell office:value-type="string">
            <text:p>16#0028</text:p>
          </table:table-cell>
        </table:table-row>
        <table:table-row table:style-name="ro1">
          <table:table-cell office:value-type="string">
            <text:p>zatrav_r</text:p>
          </table:table-cell>
          <table:table-cell table:formula="of:=HEX2DEC(RIGHT([.I20];4))" office:value-type="float" office:value="41">
            <text:p>41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Кінцевик</text:p>
          </table:table-cell>
          <table:table-cell/>
          <table:table-cell office:value-type="string">
            <text:p>16#0029</text:p>
          </table:table-cell>
        </table:table-row>
        <table:table-row table:style-name="ro1">
          <table:table-cell office:value-type="string">
            <text:p>ai</text:p>
          </table:table-cell>
          <table:table-cell table:formula="of:=HEX2DEC(RIGHT([.I21];4))" office:value-type="float" office:value="42">
            <text:p>42</text:p>
          </table:table-cell>
          <table:table-cell office:value-type="string">
            <text:p>Boo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string">
            <text:p>16#002A</text:p>
          </table:table-cell>
        </table:table-row>
        <table:table-row table:style-name="ro1">
          <table:table-cell office:value-type="string">
            <text:p>dio</text:p>
          </table:table-cell>
          <table:table-cell table:formula="of:=HEX2DEC(RIGHT([.I22];4))" office:value-type="float" office:value="43">
            <text:p>43</text:p>
          </table:table-cell>
          <table:table-cell office:value-type="string">
            <text:p>Boo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string">
            <text:p>16#002B</text:p>
          </table:table-cell>
        </table:table-row>
        <table:table-row table:style-name="ro1">
          <table:table-cell office:value-type="string">
            <text:p>mmi</text:p>
          </table:table-cell>
          <table:table-cell table:formula="of:=HEX2DEC(RIGHT([.I23];4))" office:value-type="float" office:value="44">
            <text:p>44</text:p>
          </table:table-cell>
          <table:table-cell office:value-type="string">
            <text:p>Boo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string">
            <text:p>16#002C</text:p>
          </table:table-cell>
        </table:table-row>
        <table:table-row table:style-name="ro1">
          <table:table-cell office:value-type="string">
            <text:p>km</text:p>
          </table:table-cell>
          <table:table-cell table:formula="of:=HEX2DEC(RIGHT([.I24];4))" office:value-type="float" office:value="45">
            <text:p>45</text:p>
          </table:table-cell>
          <table:table-cell office:value-type="string">
            <text:p>Boo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string">
            <text:p>16#002D</text:p>
          </table:table-cell>
        </table:table-row>
        <table:table-row table:style-name="ro1">
          <table:table-cell office:value-type="string">
            <text:p>Tall</text:p>
          </table:table-cell>
          <table:table-cell table:formula="of:=HEX2DEC(RIGHT([.I25];4))" office:value-type="float" office:value="46">
            <text:p>46</text:p>
          </table:table-cell>
          <table:table-cell office:value-type="string">
            <text:p>Tim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string">
            <text:p>16#002E</text:p>
          </table:table-cell>
        </table:table-row>
        <table:table-row table:style-name="ro1">
          <table:table-cell office:value-type="string">
            <text:p>Page</text:p>
          </table:table-cell>
          <table:table-cell table:formula="of:=HEX2DEC(RIGHT([.I26];4))" office:value-type="float" office:value="48">
            <text:p>48</text:p>
          </table:table-cell>
          <table:table-cell office:value-type="string">
            <text:p>Integ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string">
            <text:p>16#0030</text:p>
          </table:table-cell>
        </table:table-row>
        <table:table-row table:style-name="ro1">
          <table:table-cell office:value-type="string">
            <text:p>H1</text:p>
          </table:table-cell>
          <table:table-cell table:formula="of:=HEX2DEC(RIGHT([.I27];4))" office:value-type="float" office:value="256">
            <text:p>256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string">
            <text:p>16#0100</text:p>
          </table:table-cell>
        </table:table-row>
        <table:table-row table:style-name="ro1">
          <table:table-cell office:value-type="string">
            <text:p>H2</text:p>
          </table:table-cell>
          <table:table-cell table:formula="of:=HEX2DEC(RIGHT([.I28];4))" office:value-type="float" office:value="257">
            <text:p>257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string">
            <text:p>16#0101</text:p>
          </table:table-cell>
        </table:table-row>
        <table:table-row table:style-name="ro1">
          <table:table-cell office:value-type="string">
            <text:p>Rzv</text:p>
          </table:table-cell>
          <table:table-cell table:formula="of:=HEX2DEC(RIGHT([.I29];4))" office:value-type="float" office:value="258">
            <text:p>258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string">
            <text:p>16#0102</text:p>
          </table:table-cell>
        </table:table-row>
        <table:table-row table:style-name="ro1">
          <table:table-cell office:value-type="string">
            <text:p>Rz1</text:p>
          </table:table-cell>
          <table:table-cell table:formula="of:=HEX2DEC(RIGHT([.I30];4))" office:value-type="float" office:value="259">
            <text:p>259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string">
            <text:p>16#0103</text:p>
          </table:table-cell>
        </table:table-row>
        <table:table-row table:style-name="ro1">
          <table:table-cell office:value-type="string">
            <text:p>tpol</text:p>
          </table:table-cell>
          <table:table-cell table:formula="of:=HEX2DEC(RIGHT([.I31];4))" office:value-type="float" office:value="260">
            <text:p>260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string">
            <text:p>16#0104</text:p>
          </table:table-cell>
        </table:table-row>
        <table:table-row table:style-name="ro1">
          <table:table-cell office:value-type="string">
            <text:p>Rp1</text:p>
          </table:table-cell>
          <table:table-cell table:formula="of:=HEX2DEC(RIGHT([.I32];4))" office:value-type="float" office:value="261">
            <text:p>261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string">
            <text:p>16#0105</text:p>
          </table:table-cell>
        </table:table-row>
        <table:table-row table:style-name="ro1">
          <table:table-cell office:value-type="string">
            <text:p>Rz2</text:p>
          </table:table-cell>
          <table:table-cell table:formula="of:=HEX2DEC(RIGHT([.I33];4))" office:value-type="float" office:value="262">
            <text:p>262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string">
            <text:p>16#0106</text:p>
          </table:table-cell>
        </table:table-row>
        <table:table-row table:style-name="ro1">
          <table:table-cell office:value-type="string">
            <text:p>Rp2</text:p>
          </table:table-cell>
          <table:table-cell table:formula="of:=HEX2DEC(RIGHT([.I34];4))" office:value-type="float" office:value="263">
            <text:p>263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string">
            <text:p>16#0107</text:p>
          </table:table-cell>
        </table:table-row>
        <table:table-row table:style-name="ro1">
          <table:table-cell office:value-type="string">
            <text:p>Rz3</text:p>
          </table:table-cell>
          <table:table-cell table:formula="of:=HEX2DEC(RIGHT([.I35];4))" office:value-type="float" office:value="264">
            <text:p>264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string">
            <text:p>16#0108</text:p>
          </table:table-cell>
        </table:table-row>
        <table:table-row table:style-name="ro1">
          <table:table-cell office:value-type="string">
            <text:p>Rp3</text:p>
          </table:table-cell>
          <table:table-cell table:formula="of:=HEX2DEC(RIGHT([.I36];4))" office:value-type="float" office:value="265">
            <text:p>265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string">
            <text:p>16#0109</text:p>
          </table:table-cell>
        </table:table-row>
        <table:table-row table:style-name="ro1">
          <table:table-cell office:value-type="string">
            <text:p>Rr10</text:p>
          </table:table-cell>
          <table:table-cell table:formula="of:=HEX2DEC(RIGHT([.I37];4))" office:value-type="float" office:value="266">
            <text:p>266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string">
            <text:p>16#010A</text:p>
          </table:table-cell>
        </table:table-row>
        <table:table-row table:style-name="ro1">
          <table:table-cell office:value-type="string">
            <text:p>Mzv</text:p>
          </table:table-cell>
          <table:table-cell table:formula="of:=HEX2DEC(RIGHT([.I38];4))" office:value-type="float" office:value="267">
            <text:p>267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string">
            <text:p>16#010B</text:p>
          </table:table-cell>
        </table:table-row>
        <table:table-row table:style-name="ro1">
          <table:table-cell office:value-type="string">
            <text:p>Mz1</text:p>
          </table:table-cell>
          <table:table-cell table:formula="of:=HEX2DEC(RIGHT([.I39];4))" office:value-type="float" office:value="268">
            <text:p>268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string">
            <text:p>16#010C</text:p>
          </table:table-cell>
        </table:table-row>
        <table:table-row table:style-name="ro2">
          <table:table-cell office:value-type="string">
            <text:p>Mp1</text:p>
          </table:table-cell>
          <table:table-cell table:formula="of:=HEX2DEC(RIGHT([.I40];4))" office:value-type="float" office:value="269">
            <text:p>269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string">
            <text:p>16#010D</text:p>
          </table:table-cell>
        </table:table-row>
        <table:table-row table:style-name="ro1">
          <table:table-cell office:value-type="string">
            <text:p>Mz2</text:p>
          </table:table-cell>
          <table:table-cell table:formula="of:=HEX2DEC(RIGHT([.I41];4))" office:value-type="float" office:value="270">
            <text:p>270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string">
            <text:p>16#010E</text:p>
          </table:table-cell>
        </table:table-row>
        <table:table-row table:style-name="ro1">
          <table:table-cell office:value-type="string">
            <text:p>Mp2</text:p>
          </table:table-cell>
          <table:table-cell table:formula="of:=HEX2DEC(RIGHT([.I42];4))" office:value-type="float" office:value="271">
            <text:p>271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string">
            <text:p>16#010F</text:p>
          </table:table-cell>
        </table:table-row>
        <table:table-row table:style-name="ro1">
          <table:table-cell office:value-type="string">
            <text:p>Mz3</text:p>
          </table:table-cell>
          <table:table-cell table:formula="of:=HEX2DEC(RIGHT([.I43];4))" office:value-type="float" office:value="272">
            <text:p>272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string">
            <text:p>16#0110</text:p>
          </table:table-cell>
        </table:table-row>
        <table:table-row table:style-name="ro1">
          <table:table-cell office:value-type="string">
            <text:p>Mp3</text:p>
          </table:table-cell>
          <table:table-cell table:formula="of:=HEX2DEC(RIGHT([.I44];4))" office:value-type="float" office:value="273">
            <text:p>273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string">
            <text:p>16#0111</text:p>
          </table:table-cell>
        </table:table-row>
        <table:table-row table:style-name="ro1">
          <table:table-cell office:value-type="string">
            <text:p>Mr10</text:p>
          </table:table-cell>
          <table:table-cell table:formula="of:=HEX2DEC(RIGHT([.I45];4))" office:value-type="float" office:value="274">
            <text:p>274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string">
            <text:p>16#0112</text:p>
          </table:table-cell>
        </table:table-row>
        <table:table-row table:style-name="ro1">
          <table:table-cell office:value-type="string">
            <text:p>Hr1</text:p>
          </table:table-cell>
          <table:table-cell table:formula="of:=HEX2DEC(RIGHT([.I46];4))" office:value-type="float" office:value="275">
            <text:p>275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string">
            <text:p>16#0113</text:p>
          </table:table-cell>
        </table:table-row>
        <table:table-row table:style-name="ro1">
          <table:table-cell office:value-type="string">
            <text:p>Rr1</text:p>
          </table:table-cell>
          <table:table-cell table:formula="of:=HEX2DEC(RIGHT([.I47];4))" office:value-type="float" office:value="276">
            <text:p>276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string">
            <text:p>16#0114</text:p>
          </table:table-cell>
        </table:table-row>
        <table:table-row table:style-name="ro1">
          <table:table-cell office:value-type="string">
            <text:p>Mr1</text:p>
          </table:table-cell>
          <table:table-cell table:formula="of:=HEX2DEC(RIGHT([.I48];4))" office:value-type="float" office:value="277">
            <text:p>277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string">
            <text:p>16#0115</text:p>
          </table:table-cell>
        </table:table-row>
        <table:table-row table:style-name="ro1">
          <table:table-cell office:value-type="string">
            <text:p>Hr2</text:p>
          </table:table-cell>
          <table:table-cell table:formula="of:=HEX2DEC(RIGHT([.I49];4))" office:value-type="float" office:value="278">
            <text:p>278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string">
            <text:p>16#0116</text:p>
          </table:table-cell>
        </table:table-row>
        <table:table-row table:style-name="ro1">
          <table:table-cell office:value-type="string">
            <text:p>Rr2</text:p>
          </table:table-cell>
          <table:table-cell table:formula="of:=HEX2DEC(RIGHT([.I50];4))" office:value-type="float" office:value="279">
            <text:p>279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string">
            <text:p>16#0117</text:p>
          </table:table-cell>
        </table:table-row>
        <table:table-row table:style-name="ro1">
          <table:table-cell office:value-type="string">
            <text:p>Mr2</text:p>
          </table:table-cell>
          <table:table-cell table:formula="of:=HEX2DEC(RIGHT([.I51];4))" office:value-type="float" office:value="280">
            <text:p>280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string">
            <text:p>16#0118</text:p>
          </table:table-cell>
        </table:table-row>
        <table:table-row table:style-name="ro1">
          <table:table-cell office:value-type="string">
            <text:p>Hr3</text:p>
          </table:table-cell>
          <table:table-cell table:formula="of:=HEX2DEC(RIGHT([.I52];4))" office:value-type="float" office:value="281">
            <text:p>281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string">
            <text:p>16#0119</text:p>
          </table:table-cell>
        </table:table-row>
        <table:table-row table:style-name="ro1">
          <table:table-cell office:value-type="string">
            <text:p>Rr3</text:p>
          </table:table-cell>
          <table:table-cell table:formula="of:=HEX2DEC(RIGHT([.I53];4))" office:value-type="float" office:value="282">
            <text:p>282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string">
            <text:p>16#011A</text:p>
          </table:table-cell>
        </table:table-row>
        <table:table-row table:style-name="ro1">
          <table:table-cell office:value-type="string">
            <text:p>Mr3</text:p>
          </table:table-cell>
          <table:table-cell table:formula="of:=HEX2DEC(RIGHT([.I54];4))" office:value-type="float" office:value="283">
            <text:p>283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string">
            <text:p>16#011B</text:p>
          </table:table-cell>
        </table:table-row>
        <table:table-row table:style-name="ro1">
          <table:table-cell office:value-type="string">
            <text:p>Hr4</text:p>
          </table:table-cell>
          <table:table-cell table:formula="of:=HEX2DEC(RIGHT([.I55];4))" office:value-type="float" office:value="284">
            <text:p>284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string">
            <text:p>16#011C</text:p>
          </table:table-cell>
        </table:table-row>
        <table:table-row table:style-name="ro1">
          <table:table-cell office:value-type="string">
            <text:p>Rr4</text:p>
          </table:table-cell>
          <table:table-cell table:formula="of:=HEX2DEC(RIGHT([.I56];4))" office:value-type="float" office:value="285">
            <text:p>285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string">
            <text:p>16#011D</text:p>
          </table:table-cell>
        </table:table-row>
        <table:table-row table:style-name="ro1">
          <table:table-cell office:value-type="string">
            <text:p>Mr4</text:p>
          </table:table-cell>
          <table:table-cell table:formula="of:=HEX2DEC(RIGHT([.I57];4))" office:value-type="float" office:value="286">
            <text:p>286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string">
            <text:p>16#011E</text:p>
          </table:table-cell>
        </table:table-row>
        <table:table-row table:style-name="ro1">
          <table:table-cell office:value-type="string">
            <text:p>Ru</text:p>
          </table:table-cell>
          <table:table-cell table:formula="of:=HEX2DEC(RIGHT([.I58];4))" office:value-type="float" office:value="287">
            <text:p>287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string">
            <text:p>16#011F</text:p>
          </table:table-cell>
        </table:table-row>
        <table:table-row table:style-name="ro1">
          <table:table-cell office:value-type="string">
            <text:p>Mu</text:p>
          </table:table-cell>
          <table:table-cell table:formula="of:=HEX2DEC(RIGHT([.I59];4))" office:value-type="float" office:value="288">
            <text:p>288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string">
            <text:p>16#0120</text:p>
          </table:table-cell>
        </table:table-row>
        <table:table-row table:style-name="ro1">
          <table:table-cell office:value-type="string">
            <text:p>Lsm_1</text:p>
          </table:table-cell>
          <table:table-cell table:formula="of:=HEX2DEC(RIGHT([.I60];4))" office:value-type="float" office:value="289">
            <text:p>289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string">
            <text:p>16#0121</text:p>
          </table:table-cell>
        </table:table-row>
        <table:table-row table:style-name="ro1">
          <table:table-cell office:value-type="string">
            <text:p>Lsm_2</text:p>
          </table:table-cell>
          <table:table-cell table:formula="of:=HEX2DEC(RIGHT([.I61];4))" office:value-type="float" office:value="290">
            <text:p>290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string">
            <text:p>16#0122</text:p>
          </table:table-cell>
        </table:table-row>
        <table:table-row table:style-name="ro1">
          <table:table-cell office:value-type="string">
            <text:p>Lsm_3</text:p>
          </table:table-cell>
          <table:table-cell table:formula="of:=HEX2DEC(RIGHT([.I62];4))" office:value-type="float" office:value="291">
            <text:p>291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string">
            <text:p>16#0123</text:p>
          </table:table-cell>
        </table:table-row>
        <table:table-row table:style-name="ro1">
          <table:table-cell office:value-type="string">
            <text:p>Pmin</text:p>
          </table:table-cell>
          <table:table-cell table:formula="of:=HEX2DEC(RIGHT([.I63];4))" office:value-type="float" office:value="292">
            <text:p>292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string">
            <text:p>16#0124</text:p>
          </table:table-cell>
        </table:table-row>
        <table:table-row table:style-name="ro1">
          <table:table-cell office:value-type="string">
            <text:p>Rmin</text:p>
          </table:table-cell>
          <table:table-cell table:formula="of:=HEX2DEC(RIGHT([.I64];4))" office:value-type="float" office:value="293">
            <text:p>293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string">
            <text:p>16#0125</text:p>
          </table:table-cell>
        </table:table-row>
        <table:table-row table:style-name="ro1">
          <table:table-cell office:value-type="string">
            <text:p>Mmin</text:p>
          </table:table-cell>
          <table:table-cell table:formula="of:=HEX2DEC(RIGHT([.I65];4))" office:value-type="float" office:value="294">
            <text:p>294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string">
            <text:p>16#0126</text:p>
          </table:table-cell>
        </table:table-row>
        <table:table-row table:style-name="ro1">
          <table:table-cell office:value-type="string">
            <text:p>dRr1</text:p>
          </table:table-cell>
          <table:table-cell table:formula="of:=HEX2DEC(RIGHT([.I66];4))" office:value-type="float" office:value="295">
            <text:p>29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string">
            <text:p>16#0127</text:p>
          </table:table-cell>
        </table:table-row>
        <table:table-row table:style-name="ro1">
          <table:table-cell office:value-type="string">
            <text:p>dMr1</text:p>
          </table:table-cell>
          <table:table-cell table:formula="of:=HEX2DEC(RIGHT([.I67];4))" office:value-type="float" office:value="297">
            <text:p>29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string">
            <text:p>16#0129</text:p>
          </table:table-cell>
        </table:table-row>
        <table:table-row table:style-name="ro1">
          <table:table-cell office:value-type="string">
            <text:p>dRr2</text:p>
          </table:table-cell>
          <table:table-cell table:formula="of:=HEX2DEC(RIGHT([.I68];4))" office:value-type="float" office:value="299">
            <text:p>29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string">
            <text:p>16#012B</text:p>
          </table:table-cell>
        </table:table-row>
        <table:table-row table:style-name="ro1">
          <table:table-cell office:value-type="string">
            <text:p>dMr2</text:p>
          </table:table-cell>
          <table:table-cell table:formula="of:=HEX2DEC(RIGHT([.I69];4))" office:value-type="float" office:value="301">
            <text:p>30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string">
            <text:p>16#012D</text:p>
          </table:table-cell>
        </table:table-row>
        <table:table-row table:style-name="ro1">
          <table:table-cell office:value-type="string">
            <text:p>dRr3</text:p>
          </table:table-cell>
          <table:table-cell table:formula="of:=HEX2DEC(RIGHT([.I70];4))" office:value-type="float" office:value="303">
            <text:p>30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string">
            <text:p>16#012F</text:p>
          </table:table-cell>
        </table:table-row>
        <table:table-row table:style-name="ro1">
          <table:table-cell office:value-type="string">
            <text:p>dMr3</text:p>
          </table:table-cell>
          <table:table-cell table:formula="of:=HEX2DEC(RIGHT([.I71];4))" office:value-type="float" office:value="305">
            <text:p>30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string">
            <text:p>16#0131</text:p>
          </table:table-cell>
        </table:table-row>
        <table:table-row table:style-name="ro1">
          <table:table-cell office:value-type="string">
            <text:p>dRr4</text:p>
          </table:table-cell>
          <table:table-cell table:formula="of:=HEX2DEC(RIGHT([.I72];4))" office:value-type="float" office:value="307">
            <text:p>30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string">
            <text:p>16#0133</text:p>
          </table:table-cell>
        </table:table-row>
        <table:table-row table:style-name="ro1">
          <table:table-cell office:value-type="string">
            <text:p>dMr4</text:p>
          </table:table-cell>
          <table:table-cell table:formula="of:=HEX2DEC(RIGHT([.I73];4))" office:value-type="float" office:value="309">
            <text:p>30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string">
            <text:p>16#0135</text:p>
          </table:table-cell>
        </table:table-row>
        <table:table-row table:style-name="ro1">
          <table:table-cell office:value-type="string">
            <text:p>dRPol</text:p>
          </table:table-cell>
          <table:table-cell table:formula="of:=HEX2DEC(RIGHT([.I74];4))" office:value-type="float" office:value="311">
            <text:p>31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string">
            <text:p>16#0137</text:p>
          </table:table-cell>
        </table:table-row>
        <table:table-row table:style-name="ro1">
          <table:table-cell office:value-type="string">
            <text:p>dMPol</text:p>
          </table:table-cell>
          <table:table-cell table:formula="of:=HEX2DEC(RIGHT([.I75];4))" office:value-type="float" office:value="313">
            <text:p>31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string">
            <text:p>16#0139</text:p>
          </table:table-cell>
        </table:table-row>
        <table:table-row table:style-name="ro1">
          <table:table-cell office:value-type="string">
            <text:p>Kpr</text:p>
          </table:table-cell>
          <table:table-cell table:formula="of:=HEX2DEC(RIGHT([.I76];4))" office:value-type="float" office:value="315">
            <text:p>31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string">
            <text:p>16#013B</text:p>
          </table:table-cell>
        </table:table-row>
        <table:table-row table:style-name="ro1">
          <table:table-cell office:value-type="string">
            <text:p>Ti</text:p>
          </table:table-cell>
          <table:table-cell table:formula="of:=HEX2DEC(RIGHT([.I77];4))" office:value-type="float" office:value="317">
            <text:p>31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string">
            <text:p>16#013D</text:p>
          </table:table-cell>
        </table:table-row>
        <table:table-row table:style-name="ro1">
          <table:table-cell office:value-type="string">
            <text:p>Td</text:p>
          </table:table-cell>
          <table:table-cell table:formula="of:=HEX2DEC(RIGHT([.I78];4))" office:value-type="float" office:value="319">
            <text:p>31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string">
            <text:p>16#013F</text:p>
          </table:table-cell>
        </table:table-row>
        <table:table-row table:style-name="ro1">
          <table:table-cell office:value-type="string">
            <text:p>Kor</text:p>
          </table:table-cell>
          <table:table-cell table:formula="of:=HEX2DEC(RIGHT([.I79];4))" office:value-type="float" office:value="321">
            <text:p>321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table:number-columns-repeated="4"/>
          <table:table-cell office:value-type="string">
            <text:p>16#0141</text:p>
          </table:table-cell>
        </table:table-row>
        <table:table-row table:style-name="ro1">
          <table:table-cell office:value-type="string">
            <text:p>rej</text:p>
          </table:table-cell>
          <table:table-cell office:value-type="float" office:value="322">
            <text:p>322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table:number-columns-repeated="2"/>
          <table:table-cell office:value-type="string">
            <text:p>Режим <text:s/>вибору датчика</text:p>
          </table:table-cell>
          <table:table-cell/>
          <table:table-cell office:value-type="string">
            <text:p>16#0000</text:p>
          </table:table-cell>
        </table:table-row>
        <table:table-row table:style-name="ro1">
          <table:table-cell office:value-type="string">
            <text:p>mode</text:p>
          </table:table-cell>
          <table:table-cell office:value-type="float" office:value="323">
            <text:p>323</text:p>
          </table:table-cell>
          <table:table-cell office:value-type="string">
            <text:p>Bool</text:p>
          </table:table-cell>
          <table:table-cell table:number-columns-repeated="3"/>
          <table:table-cell office:value-type="string">
            <text:p>Алгоритм управління ростом</text:p>
          </table:table-cell>
          <table:table-cell/>
          <table:table-cell office:value-type="string">
            <text:p>16#0000</text:p>
          </table:table-cell>
        </table:table-row>
        <table:table-row table:style-name="ro1" table:number-rows-repeated="52">
          <table:table-cell table:number-columns-repeated="9"/>
        </table:table-row>
        <table:table-row table:style-name="ro1">
          <table:table-cell office:value-type="string">
            <text:p>prod</text:p>
          </table:table-cell>
          <table:table-cell table:formula="of:=HEX2DEC(RIGHT([.I134];4))" office:value-type="float" office:value="0">
            <text:p>0</text:p>
          </table:table-cell>
          <table:table-cell office:value-type="string">
            <text:p>Integer</text:p>
          </table:table-cell>
          <table:table-cell table:number-columns-repeated="5"/>
          <table:table-cell office:value-type="string">
            <text:p>16#0000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Hr10</text:p>
          </table:table-cell>
          <table:table-cell table:formula="of:=HEX2DEC(RIGHT([.I136];4))" office:value-type="float" office:value="0">
            <text:p>0</text:p>
          </table:table-cell>
          <table:table-cell office:value-type="string">
            <text:p>Integer</text:p>
          </table:table-cell>
          <table:table-cell table:number-columns-repeated="5"/>
          <table:table-cell office:value-type="string">
            <text:p>16#0000</text:p>
          </table:table-cell>
        </table:table-row>
        <table:table-row table:style-name="ro1">
          <table:table-cell office:value-type="string">
            <text:p>Pzv</text:p>
          </table:table-cell>
          <table:table-cell table:formula="of:=HEX2DEC(RIGHT([.I137];4))" office:value-type="float" office:value="0">
            <text:p>0</text:p>
          </table:table-cell>
          <table:table-cell office:value-type="string">
            <text:p>Integer</text:p>
          </table:table-cell>
          <table:table-cell table:number-columns-repeated="5"/>
          <table:table-cell office:value-type="string">
            <text:p>16#0000</text:p>
          </table:table-cell>
        </table:table-row>
        <table:table-row table:style-name="ro1">
          <table:table-cell office:value-type="string">
            <text:p>Pz</text:p>
          </table:table-cell>
          <table:table-cell table:formula="of:=HEX2DEC(RIGHT([.I138];4))" office:value-type="float" office:value="0">
            <text:p>0</text:p>
          </table:table-cell>
          <table:table-cell office:value-type="string">
            <text:p>Integer</text:p>
          </table:table-cell>
          <table:table-cell table:number-columns-repeated="5"/>
          <table:table-cell office:value-type="string">
            <text:p>16#0000</text:p>
          </table:table-cell>
        </table:table-row>
        <table:table-row table:style-name="ro1">
          <table:table-cell office:value-type="string">
            <text:p>Pp</text:p>
          </table:table-cell>
          <table:table-cell table:formula="of:=HEX2DEC(RIGHT([.I139];4))" office:value-type="float" office:value="0">
            <text:p>0</text:p>
          </table:table-cell>
          <table:table-cell office:value-type="string">
            <text:p>Integer</text:p>
          </table:table-cell>
          <table:table-cell table:number-columns-repeated="5"/>
          <table:table-cell office:value-type="string">
            <text:p>16#0000</text:p>
          </table:table-cell>
        </table:table-row>
        <table:table-row table:style-name="ro1">
          <table:table-cell office:value-type="string">
            <text:p>Pr</text:p>
          </table:table-cell>
          <table:table-cell table:formula="of:=HEX2DEC(RIGHT([.I140];4))" office:value-type="float" office:value="0">
            <text:p>0</text:p>
          </table:table-cell>
          <table:table-cell office:value-type="string">
            <text:p>Real</text:p>
          </table:table-cell>
          <table:table-cell table:number-columns-repeated="5"/>
          <table:table-cell office:value-type="string">
            <text:p>16#0000</text:p>
          </table:table-cell>
        </table:table-row>
        <table:table-row table:style-name="ro1">
          <table:table-cell office:value-type="string">
            <text:p>Np</text:p>
          </table:table-cell>
          <table:table-cell table:formula="of:=HEX2DEC(RIGHT([.I141];4))" office:value-type="float" office:value="0">
            <text:p>0</text:p>
          </table:table-cell>
          <table:table-cell office:value-type="string">
            <text:p>Integer</text:p>
          </table:table-cell>
          <table:table-cell table:number-columns-repeated="5"/>
          <table:table-cell office:value-type="string">
            <text:p>16#0000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Hr</text:p>
          </table:table-cell>
          <table:table-cell table:formula="of:=HEX2DEC(RIGHT([.I143];4))" office:value-type="float" office:value="0">
            <text:p>0</text:p>
          </table:table-cell>
          <table:table-cell office:value-type="string">
            <text:p>Real</text:p>
          </table:table-cell>
          <table:table-cell table:number-columns-repeated="5"/>
          <table:table-cell office:value-type="string">
            <text:p>16#0000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>
            <text:p>Parm</text:p>
          </table:table-cell>
          <table:table-cell table:formula="of:=HEX2DEC(RIGHT([.I146];4))" office:value-type="float" office:value="0">
            <text:p>0</text:p>
          </table:table-cell>
          <table:table-cell office:value-type="string">
            <text:p>Real</text:p>
          </table:table-cell>
          <table:table-cell table:number-columns-repeated="5"/>
          <table:table-cell office:value-type="string">
            <text:p>16#0000</text:p>
          </table:table-cell>
        </table:table-row>
        <table:table-row table:style-name="ro1">
          <table:table-cell office:value-type="string">
            <text:p>Pzad</text:p>
          </table:table-cell>
          <table:table-cell table:formula="of:=HEX2DEC(RIGHT([.I147];4))" office:value-type="float" office:value="0">
            <text:p>0</text:p>
          </table:table-cell>
          <table:table-cell office:value-type="string">
            <text:p>Real</text:p>
          </table:table-cell>
          <table:table-cell table:number-columns-repeated="5"/>
          <table:table-cell office:value-type="string">
            <text:p>16#0000</text:p>
          </table:table-cell>
        </table:table-row>
        <table:table-row table:style-name="ro1">
          <table:table-cell office:value-type="string">
            <text:p>dPzad</text:p>
          </table:table-cell>
          <table:table-cell table:formula="of:=HEX2DEC(RIGHT([.I148];4))" office:value-type="float" office:value="0">
            <text:p>0</text:p>
          </table:table-cell>
          <table:table-cell office:value-type="string">
            <text:p>Real</text:p>
          </table:table-cell>
          <table:table-cell table:number-columns-repeated="5"/>
          <table:table-cell office:value-type="string">
            <text:p>16#0000</text:p>
          </table:table-cell>
        </table:table-row>
        <table:table-row table:style-name="ro1">
          <table:table-cell office:value-type="string">
            <text:p>Xout</text:p>
          </table:table-cell>
          <table:table-cell table:formula="of:=HEX2DEC(RIGHT([.I149];4))" office:value-type="float" office:value="0">
            <text:p>0</text:p>
          </table:table-cell>
          <table:table-cell office:value-type="string">
            <text:p>Real</text:p>
          </table:table-cell>
          <table:table-cell table:number-columns-repeated="5"/>
          <table:table-cell office:value-type="string">
            <text:p>16#0000</text:p>
          </table:table-cell>
        </table:table-row>
        <table:table-row table:style-name="ro1" table:number-rows-repeated="3">
          <table:table-cell table:number-columns-repeated="9"/>
        </table:table-row>
        <table:table-row table:style-name="ro1">
          <table:table-cell office:value-type="string">
            <text:p>Name</text:p>
          </table:table-cell>
          <table:table-cell/>
          <table:table-cell office:value-type="string">
            <text:p>Attribute</text:p>
          </table:table-cell>
          <table:table-cell table:number-columns-repeated="5"/>
          <table:table-cell office:value-type="string">
            <text:p>Address</text:p>
          </table:table-cell>
        </table:table-row>
        <table:table-row table:style-name="ro1">
          <table:table-cell office:value-type="string">
            <text:p>Tmpol</text:p>
          </table:table-cell>
          <table:table-cell table:formula="of:=HEX2DEC(RIGHT([.I154];4))" office:value-type="float" office:value="0">
            <text:p>0</text:p>
          </table:table-cell>
          <table:table-cell office:value-type="string">
            <text:p>Timer</text:p>
          </table:table-cell>
          <table:table-cell table:number-columns-repeated="5"/>
          <table:table-cell office:value-type="string">
            <text:p>16#0000</text:p>
          </table:table-cell>
        </table:table-row>
        <table:table-row table:style-name="ro1" table:number-rows-repeated="3">
          <table:table-cell table:number-columns-repeated="9"/>
        </table:table-row>
        <table:table-row table:style-name="ro1">
          <table:table-cell office:value-type="string">
            <text:p>Name</text:p>
          </table:table-cell>
          <table:table-cell/>
          <table:table-cell office:value-type="string">
            <text:p>Attribute</text:p>
          </table:table-cell>
          <table:table-cell table:style-name="ce1"/>
          <table:table-cell table:number-columns-repeated="4"/>
          <table:table-cell office:value-type="string">
            <text:p>Address</text:p>
          </table:table-cell>
        </table:table-row>
        <table:table-row table:style-name="ro1">
          <table:table-cell office:value-type="string">
            <text:p>pt2</text:p>
          </table:table-cell>
          <table:table-cell table:formula="of:=HEX2DEC(RIGHT([.I159];4))" office:value-type="float" office:value="0">
            <text:p>0</text:p>
          </table:table-cell>
          <table:table-cell office:value-type="string">
            <text:p>Bool</text:p>
          </table:table-cell>
          <table:table-cell table:number-columns-repeated="5"/>
          <table:table-cell office:value-type="string">
            <text:p>16#0000</text:p>
          </table:table-cell>
        </table:table-row>
        <table:table-row table:style-name="ro1">
          <table:table-cell office:value-type="string">
            <text:p>vakume</text:p>
          </table:table-cell>
          <table:table-cell table:formula="of:=HEX2DEC(RIGHT([.I160];4))" office:value-type="float" office:value="0">
            <text:p>0</text:p>
          </table:table-cell>
          <table:table-cell office:value-type="string">
            <text:p>Bool</text:p>
          </table:table-cell>
          <table:table-cell table:number-columns-repeated="5"/>
          <table:table-cell office:value-type="string">
            <text:p>16#0000</text:p>
          </table:table-cell>
        </table:table-row>
        <table:table-row table:style-name="ro1">
          <table:table-cell office:value-type="string">
            <text:p>serena</text:p>
          </table:table-cell>
          <table:table-cell table:formula="of:=HEX2DEC(RIGHT([.I161];4))" office:value-type="float" office:value="0">
            <text:p>0</text:p>
          </table:table-cell>
          <table:table-cell office:value-type="string">
            <text:p>Bool</text:p>
          </table:table-cell>
          <table:table-cell table:number-columns-repeated="5"/>
          <table:table-cell office:value-type="string">
            <text:p>16#0000</text:p>
          </table:table-cell>
        </table:table-row>
        <table:table-row table:style-name="ro1">
          <table:table-cell office:value-type="string">
            <text:p>visk_torm</text:p>
          </table:table-cell>
          <table:table-cell table:formula="of:=HEX2DEC(RIGHT([.I162];4))" office:value-type="float" office:value="0">
            <text:p>0</text:p>
          </table:table-cell>
          <table:table-cell office:value-type="string">
            <text:p>Bool</text:p>
          </table:table-cell>
          <table:table-cell table:number-columns-repeated="5"/>
          <table:table-cell office:value-type="string">
            <text:p>16#0000</text:p>
          </table:table-cell>
        </table:table-row>
        <table:table-row table:style-name="ro1">
          <table:table-cell office:value-type="string">
            <text:p>di_7</text:p>
          </table:table-cell>
          <table:table-cell table:formula="of:=HEX2DEC(RIGHT([.I163];4))" office:value-type="float" office:value="0">
            <text:p>0</text:p>
          </table:table-cell>
          <table:table-cell office:value-type="string">
            <text:p>Bool</text:p>
          </table:table-cell>
          <table:table-cell table:number-columns-repeated="5"/>
          <table:table-cell office:value-type="string">
            <text:p>16#0000</text:p>
          </table:table-cell>
        </table:table-row>
        <table:table-row table:style-name="ro1">
          <table:table-cell office:value-type="string">
            <text:p>rej_rost</text:p>
          </table:table-cell>
          <table:table-cell table:formula="of:=HEX2DEC(RIGHT([.I164];4))" office:value-type="float" office:value="0">
            <text:p>0</text:p>
          </table:table-cell>
          <table:table-cell office:value-type="string">
            <text:p>Bool</text:p>
          </table:table-cell>
          <table:table-cell table:number-columns-repeated="5"/>
          <table:table-cell office:value-type="string">
            <text:p>16#0000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Val_pid</text:p>
          </table:table-cell>
          <table:table-cell table:formula="of:=HEX2DEC(RIGHT([.I166];4))" office:value-type="float" office:value="0">
            <text:p>0</text:p>
          </table:table-cell>
          <table:table-cell office:value-type="string">
            <text:p>Bool</text:p>
          </table:table-cell>
          <table:table-cell table:number-columns-repeated="5"/>
          <table:table-cell office:value-type="string">
            <text:p>16#0000</text:p>
          </table:table-cell>
        </table:table-row>
        <table:table-row table:style-name="ro1">
          <table:table-cell office:value-type="string">
            <text:p>Val_hyst</text:p>
          </table:table-cell>
          <table:table-cell table:formula="of:=HEX2DEC(RIGHT([.I167];4))" office:value-type="float" office:value="0">
            <text:p>0</text:p>
          </table:table-cell>
          <table:table-cell office:value-type="string">
            <text:p>Bool</text:p>
          </table:table-cell>
          <table:table-cell table:number-columns-repeated="5"/>
          <table:table-cell office:value-type="string">
            <text:p>16#0000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>
            <text:p>Key</text:p>
          </table:table-cell>
          <table:table-cell table:formula="of:=HEX2DEC(RIGHT([.I170];4))" office:value-type="float" office:value="0">
            <text:p>0</text:p>
          </table:table-cell>
          <table:table-cell office:value-type="string">
            <text:p>Integer</text:p>
          </table:table-cell>
          <table:table-cell table:number-columns-repeated="5"/>
          <table:table-cell office:value-type="string">
            <text:p>16#0000</text:p>
          </table:table-cell>
        </table:table-row>
        <table:table-row table:style-name="ro1">
          <table:table-cell office:value-type="string">
            <text:p>L_1</text:p>
          </table:table-cell>
          <table:table-cell table:formula="of:=HEX2DEC(RIGHT([.I171];4))" office:value-type="float" office:value="0">
            <text:p>0</text:p>
          </table:table-cell>
          <table:table-cell office:value-type="string">
            <text:p>Real</text:p>
          </table:table-cell>
          <table:table-cell table:number-columns-repeated="5"/>
          <table:table-cell office:value-type="string">
            <text:p>16#0000</text:p>
          </table:table-cell>
        </table:table-row>
        <table:table-row table:style-name="ro1">
          <table:table-cell office:value-type="string">
            <text:p>L_2</text:p>
          </table:table-cell>
          <table:table-cell table:formula="of:=HEX2DEC(RIGHT([.I172];4))" office:value-type="float" office:value="0">
            <text:p>0</text:p>
          </table:table-cell>
          <table:table-cell office:value-type="string">
            <text:p>Real</text:p>
          </table:table-cell>
          <table:table-cell table:number-columns-repeated="5"/>
          <table:table-cell office:value-type="string">
            <text:p>16#0000</text:p>
          </table:table-cell>
        </table:table-row>
        <table:table-row table:style-name="ro1">
          <table:table-cell office:value-type="string">
            <text:p>L_3</text:p>
          </table:table-cell>
          <table:table-cell table:formula="of:=HEX2DEC(RIGHT([.I173];4))" office:value-type="float" office:value="0">
            <text:p>0</text:p>
          </table:table-cell>
          <table:table-cell office:value-type="string">
            <text:p>Real</text:p>
          </table:table-cell>
          <table:table-cell table:number-columns-repeated="5"/>
          <table:table-cell office:value-type="string">
            <text:p>16#0000</text:p>
          </table:table-cell>
        </table:table-row>
        <table:table-row table:style-name="ro1">
          <table:table-cell office:value-type="string">
            <text:p>L_4</text:p>
          </table:table-cell>
          <table:table-cell table:formula="of:=HEX2DEC(RIGHT([.I174];4))" office:value-type="float" office:value="0">
            <text:p>0</text:p>
          </table:table-cell>
          <table:table-cell office:value-type="string">
            <text:p>Real</text:p>
          </table:table-cell>
          <table:table-cell table:number-columns-repeated="5"/>
          <table:table-cell office:value-type="string">
            <text:p>16#0000</text:p>
          </table:table-cell>
        </table:table-row>
        <table:table-row table:style-name="ro1">
          <table:table-cell office:value-type="string">
            <text:p>L_5</text:p>
          </table:table-cell>
          <table:table-cell table:formula="of:=HEX2DEC(RIGHT([.I175];4))" office:value-type="float" office:value="0">
            <text:p>0</text:p>
          </table:table-cell>
          <table:table-cell office:value-type="string">
            <text:p>Real</text:p>
          </table:table-cell>
          <table:table-cell table:number-columns-repeated="5"/>
          <table:table-cell office:value-type="string">
            <text:p>16#0000</text:p>
          </table:table-cell>
        </table:table-row>
        <table:table-row table:style-name="ro1">
          <table:table-cell office:value-type="string">
            <text:p>T_1</text:p>
          </table:table-cell>
          <table:table-cell table:formula="of:=HEX2DEC(RIGHT([.I176];4))" office:value-type="float" office:value="0">
            <text:p>0</text:p>
          </table:table-cell>
          <table:table-cell office:value-type="string">
            <text:p>Real</text:p>
          </table:table-cell>
          <table:table-cell table:number-columns-repeated="5"/>
          <table:table-cell office:value-type="string">
            <text:p>16#0000</text:p>
          </table:table-cell>
        </table:table-row>
        <table:table-row table:style-name="ro1">
          <table:table-cell office:value-type="string">
            <text:p>T_2</text:p>
          </table:table-cell>
          <table:table-cell table:formula="of:=HEX2DEC(RIGHT([.I177];4))" office:value-type="float" office:value="0">
            <text:p>0</text:p>
          </table:table-cell>
          <table:table-cell office:value-type="string">
            <text:p>Real</text:p>
          </table:table-cell>
          <table:table-cell table:number-columns-repeated="5"/>
          <table:table-cell office:value-type="string">
            <text:p>16#0000</text:p>
          </table:table-cell>
        </table:table-row>
        <table:table-row table:style-name="ro1">
          <table:table-cell office:value-type="string">
            <text:p>sp_T2</text:p>
          </table:table-cell>
          <table:table-cell table:formula="of:=HEX2DEC(RIGHT([.I178];4))" office:value-type="float" office:value="0">
            <text:p>0</text:p>
          </table:table-cell>
          <table:table-cell office:value-type="string">
            <text:p>Real</text:p>
          </table:table-cell>
          <table:table-cell table:number-columns-repeated="5"/>
          <table:table-cell office:value-type="string">
            <text:p>16#0000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Profil</text:p>
          </table:table-cell>
          <table:table-cell table:formula="of:=HEX2DEC(RIGHT([.I180];4))" office:value-type="float" office:value="0">
            <text:p>0</text:p>
          </table:table-cell>
          <table:table-cell office:value-type="string">
            <text:p>Integer</text:p>
          </table:table-cell>
          <table:table-cell table:number-columns-repeated="5"/>
          <table:table-cell office:value-type="string">
            <text:p>16#0000</text:p>
          </table:table-cell>
        </table:table-row>
      </table:table>
      <table:table table:name="Аркуш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Аркуш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uk" fo:country="U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uk" number:country="UA">грн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uk" number:country="UA">грн.</number:currency-symbol>
      <style:map style:condition="value()&gt;=0" style:apply-style-name="N106P0"/>
    </number:currency-style>
    <number:number-style style:name="N107P0" style:volatile="true">
      <number:number number:decimal-places="0" number:min-integer-digits="1" number:grouping="true"/>
      <number:text> грн.</number:text>
    </number:number-style>
    <number:number-style style:name="N107">
      <number:text>-</number:text>
      <number:number number:decimal-places="0" number:min-integer-digits="1" number:grouping="true"/>
      <number:text> грн.</number:text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  <number:text> грн.</number:text>
    </number:number-style>
    <number:number-style style:name="N108">
      <style:text-properties fo:color="#ff0000"/>
      <number:text>-</number:text>
      <number:number number:decimal-places="0" number:min-integer-digits="1" number:grouping="true"/>
      <number:text> грн.</number:text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  <number:text> грн.</number:text>
    </number:number-style>
    <number:number-style style:name="N109">
      <number:text>-</number:text>
      <number:number number:decimal-places="2" number:min-integer-digits="1" number:grouping="true"/>
      <number:text> грн.</number:text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  <number:text> грн.</number:text>
    </number:number-style>
    <number:number-style style:name="N110">
      <style:text-properties fo:color="#ff0000"/>
      <number:text>-</number:text>
      <number:number number:decimal-places="2" number:min-integer-digits="1" number:grouping="true"/>
      <number:text> грн.</number:text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5P0" style:volatile="true">
      <number:text> </number:text>
      <number:number number:decimal-places="0" number:min-integer-digits="1" number:grouping="true"/>
      <number:text>         </number:text>
    </number:number-style>
    <number:number-style style:name="N115P1" style:volatile="true">
      <number:text>-</number:text>
      <number:number number:decimal-places="0" number:min-integer-digits="1" number:grouping="true"/>
      <number:text>         </number:text>
    </number:number-style>
    <number:number-style style:name="N115P2" style:volatile="true">
      <number:text> -         </number:text>
    </number:number-style>
    <number:text-style style:name="N115"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</number:text>
      <number:number number:decimal-places="0" number:min-integer-digits="1" number:grouping="true"/>
      <number:text> грн. </number:text>
    </number:number-style>
    <number:number-style style:name="N116P1" style:volatile="true">
      <number:text>-</number:text>
      <number:number number:decimal-places="0" number:min-integer-digits="1" number:grouping="true"/>
      <number:text> грн. </number:text>
    </number:number-style>
    <number:number-style style:name="N116P2" style:volatile="true">
      <number:text> - грн.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</number:text>
      <number:number number:decimal-places="2" number:min-integer-digits="1" number:grouping="true"/>
      <number:text>         </number:text>
    </number:number-style>
    <number:number-style style:name="N117P1" style:volatile="true">
      <number:text>-</number:text>
      <number:number number:decimal-places="2" number:min-integer-digits="1" number:grouping="true"/>
      <number:text>         </number:text>
    </number:number-style>
    <number:number-style style:name="N117P2" style:volatile="true">
      <number:text> -</number:text>
      <number:number number:decimal-places="0" number:min-integer-digits="0"/>
      <number:text>     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number:text> </number:text>
      <number:number number:decimal-places="2" number:min-integer-digits="1" number:grouping="true"/>
      <number:text> грн. </number:text>
    </number:number-style>
    <number:number-style style:name="N118P1" style:volatile="true">
      <number:text>-</number:text>
      <number:number number:decimal-places="2" number:min-integer-digits="1" number:grouping="true"/>
      <number:text> грн. </number:text>
    </number:number-style>
    <number:number-style style:name="N118P2" style:volatile="true">
      <number:text> -</number:text>
      <number:number number:decimal-places="0" number:min-integer-digits="0"/>
      <number:text> грн.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integer-digits="3" number:min-exponent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-X="1" style:scale-to-Y="1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орінк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7-20">20/07/2010</text:date>, <text:time>18:55:14</text:time></text:p>
        </style:region-right>
      </style:header>
      <style:header-left style:display="false"/>
      <style:footer>
        <text:p>Сторінк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7-20T16:43:45</meta:creation-date>
    <dc:date>2010-07-20T18:55:14</dc:date>
    <meta:editing-duration>PT02H11M29S</meta:editing-duration>
    <meta:editing-cycles>3</meta:editing-cycles>
    <meta:generator>OpenOffice.org/3.2$Linux OpenOffice.org_project/320m19$Build-9505</meta:generator>
    <meta:print-date>2010-07-20T17:01:24</meta:print-date>
    <meta:document-statistic meta:table-count="3" meta:cell-count="711" meta:object-count="0"/>
  </office:meta>
</office:document-meta>
</file>